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BSTRACT</text:p>
      <text:p text:style-name="P1"/>
      <text:p text:style-name="P1"/>
      <text:p text:style-name="P1"/>
      <text:p text:style-name="Standard"><text:tab/>It happens many a times that we are new to a city and we have no knowledge of the frame of that place. Gathering the information about your new environment is quite an arduous task.In today's world anything could be <text:s/>known within seconds through internet.But we still have trouble , gathering the whole information we search for.Many a times we do not get the exact information about that place at a single go or at once even after searching in the <text:s/>internet and also <text:s/>asking <text:s/>different people about it.We are not sure that we can get the complete information from them.</text:p>
      <text:p text:style-name="Standard"/>
      <text:p text:style-name="Standard"><text:tab/>This project aims at developing such a web page which provides you the complete information about the tourist places ,restaurants,colleges,universities,schools,petrol stations,airports,bus stops,railway stations,shopping complexes,hospitals,banks in and around the city.It acts like a perfect guide to explore the city in and out.People need not login into ,in <text:s/>order to hunt any of the above places.Thus,this project aims at providing an easier access to the new environmen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v</meta:initial-creator>
    <meta:creation-date>2017-01-29T12:58:41.53</meta:creation-date>
    <dc:date>2017-01-29T22:56:41.92</dc:date>
    <dc:creator>a v</dc:creator>
    <meta:editing-duration>PT27M5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" meta:word-count="167" meta:character-count="1056"/>
  </office:meta>
</office:document-meta>
</file>